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64e" officeooo:paragraph-rsid="0006764e"/>
    </style:style>
    <style:style style:name="P2" style:family="paragraph" style:parent-style-name="Standard">
      <style:text-properties officeooo:rsid="0006764e" officeooo:paragraph-rsid="0006764e"/>
    </style:style>
    <style:style style:name="P3" style:family="paragraph" style:parent-style-name="Standard">
      <style:text-properties officeooo:rsid="0007c1b1" officeooo:paragraph-rsid="0007c1b1"/>
    </style:style>
    <style:style style:name="P4" style:family="paragraph" style:parent-style-name="Standard">
      <style:text-properties officeooo:rsid="0009df68" officeooo:paragraph-rsid="0009df68"/>
    </style:style>
    <style:style style:name="T1" style:family="text">
      <style:text-properties officeooo:rsid="0007c1b1"/>
    </style:style>
    <style:style style:name="T2" style:family="text">
      <style:text-properties officeooo:rsid="0009c034"/>
    </style:style>
    <style:style style:name="T3" style:family="text">
      <style:text-properties officeooo:rsid="0009df68"/>
    </style:style>
    <style:style style:name="T4" style:family="text">
      <style:text-properties officeooo:rsid="000a7e86"/>
    </style:style>
    <style:style style:name="T5" style:family="text">
      <style:text-properties officeooo:rsid="000b5215"/>
    </style:style>
    <style:style style:name="T6" style:family="text">
      <style:text-properties officeooo:rsid="000d1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URNO</text:p>
      <text:p text:style-name="P1">Segundo planeta mas grande del sistema solar. Debe su nombre al dios romano del tiempo, padre de <text:span text:style-name="T1">júpiter</text:span>, en la <text:span text:style-name="T2">mitología</text:span> griega cronos <text:span text:style-name="T1">y conocido como ''El Señor de los Anillos''</text:span>. Con un pequeño telescopio de aficionado se puede distinguir claramente los <text:span text:style-name="T3">característicos</text:span> anillos, <text:span text:style-name="T3">observado por primera vez por</text:span> Galileo en 1610.</text:p>
      <text:p text:style-name="P3">En Saturno se forman los los vientos mas fuerte del sistema solar.</text:p>
      <text:p text:style-name="P3">Tanto Júpiter como Saturno son muy parecido tanto en <text:span text:style-name="T3">composición</text:span> y estructura interna.</text:p>
      <text:p text:style-name="P1"/>
      <text:p text:style-name="P1">SATELITES</text:p>
      <text:p text:style-name="P1">Los mas grandes <text:span text:style-name="T3">s</text:span>on Minas, Encelado, Tetis, Dione, Rea, Titan, Hiperrion, Japeto y Febe.</text:p>
      <text:p text:style-name="P1">Todo ellos <text:span text:style-name="T3">están</text:span> compuestos <text:span text:style-name="T3">básicamente</text:span> por hielo y silicatos y sin <text:span text:style-name="T3">prácticamente</text:span> <text:span text:style-name="T3">atmósfera</text:span>, a <text:span text:style-name="T3">excepción</text:span> de <text:span text:style-name="T3">T</text:span>itan, el mas grande, compuesto de rocas y hielo y tiene una <text:span text:style-name="T3">atmósfera</text:span> m<text:span text:style-name="T3">á</text:span>s densa que la tierra.</text:p>
      <text:p text:style-name="P1">ANILLOS</text:p>
      <text:p text:style-name="P1">los anillos principales son los llamados A y B, ambos separados por la <text:span text:style-name="T3">división</text:span> de Cassini. <text:span text:style-name="T3">También</text:span> existe varios anillos mas tenues como son C, D, E y F.</text:p>
      <text:p text:style-name="P1"/>
      <text:p text:style-name="P1">DATOS</text:p>
      <text:p text:style-name="P1">Magnitud aparente: -0,<text:span text:style-name="T4">3</text:span></text:p>
      <text:p text:style-name="P1">Periodo <text:span text:style-name="T4">traslacion</text:span>: 29 años, 167 <text:span text:style-name="T3">días</text:span></text:p>
      <text:p text:style-name="P1">Periodo <text:span text:style-name="T5">rotacion</text:span>: <text:span text:style-name="T5">10 horas 39 min</text:span></text:p>
      <text:p text:style-name="P1">Velocidad orbital(media): </text:p>
      <text:p text:style-name="P1"><text:span text:style-name="T3">satélites</text:span>: aprox 200 observados(6<text:span text:style-name="T5">2</text:span> con orbitas seguras)</text:p>
      <text:p text:style-name="P1"><text:span text:style-name="T3">Diámetro</text:span>: 120.<text:span text:style-name="T5">660</text:span> Km</text:p>
      <text:p text:style-name="P1">Gravedad: <text:span text:style-name="T6">9,05</text:span> m/s2</text:p>
      <text:p text:style-name="P1">Temperatura: <text:s/>-<text:span text:style-name="T5">139 /-190 ºC</text:span></text:p>
      <text:p text:style-name="P1"><text:span text:style-name="T3">Composición</text:span> <text:span text:style-name="T3">atmósfera</text:span>: 9<text:span text:style-name="T5">6</text:span>% <text:span text:style-name="T3">hidrógeno</text:span> <text:span text:style-name="T5">3</text:span>% helio. </text:p>
      <text:p text:style-name="P1"/>
      <text:p text:style-name="P4">Observación con prismaticos: Con este aparato solo se <text:span text:style-name="T4">podrá</text:span> observar un objeto alargado sin llegar a <text:span text:style-name="T4">distinguir</text:span> los anillos.</text:p>
      <text:p text:style-name="P4"/>
      <text:p text:style-name="P4"><text:span text:style-name="T4">Observación</text:span> con telescopio: Incluso con pequeños telescopio se pueden distinguir perfectamente sus <text:span text:style-name="T4">característicos</text:span> anillos. <text:span text:style-name="T4">También</text:span> es muy interesante cuando el planeta se encuentra perpendicular <text:s/>ya que parece desaparecer sus anillos. <text:span text:style-name="T4">Tampoco a que dejar de observar noche tras noche como su principal satélite ''Titan'' va cambiando de posi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1:46:22.574543023</meta:creation-date>
    <dc:date>2016-01-20T21:36:07.912197509</dc:date>
    <meta:editing-duration>PT35M1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65" meta:character-count="1710" meta:non-whitespace-character-count="1462"/>
  </office:meta>
</office:document-meta>
</file>